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Business Operations</text:p>
      <text:p text:style-name="Standard"/>
      <text:h text:style-name="Heading_20_1" text:outline-level="1">Business Operations</text:h>
      <text:p text:style-name="Standard"/>
      <text:h text:style-name="Heading_20_2" text:outline-level="2">Elemente einer Business Operation</text:h>
      <text:list text:style-name="L1">
        <text:list-item>
          <text:p text:style-name="P2">Business Operation</text:p>
        </text:list-item>
        <text:list-item>
          <text:p text:style-name="P2">Parameter der Business Operation</text:p>
        </text:list-item>
        <text:list-item>
          <text:p text:style-name="P2">Action</text:p>
          <text:list>
            <text:list-item>
              <text:p text:style-name="P2">Method Call Action</text:p>
            </text:list-item>
            <text:list-item>
              <text:p text:style-name="P2">Business Operation Call Action</text:p>
            </text:list-item>
            <text:list-item>
              <text:p text:style-name="P2">Inline Action</text:p>
            </text:list-item>
          </text:list>
        </text:list-item>
        <text:list-item>
          <text:p text:style-name="P2">Condition</text:p>
          <text:list>
            <text:list-item>
              <text:p text:style-name="P2">Method Call Condition</text:p>
            </text:list-item>
            <text:list-item>
              <text:p text:style-name="P2">Inline Condition</text:p>
            </text:list-item>
          </text:list>
        </text:list-item>
        <text:list-item>
          <text:p text:style-name="P2">Start, End  </text:p>
        </text:list-item>
        <text:list-item>
          <text:p text:style-name="P2">(Validation Constraint) später</text:p>
        </text:list-item>
      </text:list>
      <text:p text:style-name="Standard"/>
      <text:p text:style-name="Standard">Eine Operation verändert ein Vertragszustand. Sie hat keinen expliziten Rückgabewert. Der veränderte Vertragszustand ist der „Rückgabewert“.</text:p>
      <text:p text:style-name="Standard"/>
      <text:p text:style-name="Standard">Warum Operation eigene Klasse?</text:p>
      <text:list text:style-name="L2">
        <text:list-item>
          <text:p text:style-name="P3">Stellen aus der Sicht der Fachabteilung größere abgeschlossene Bearbeitungen da, die deshalb als eigenständige Konzepte herausgestellt werden</text:p>
        </text:list-item>
        <text:list-item>
          <text:p text:style-name="P3">Können auf mehreren Objekten arbeiten</text:p>
        </text:list-item>
        <text:list-item>
          <text:p text:style-name="P3">Use Case</text:p>
        </text:list-item>
      </text:list>
      <text:p text:style-name="Standard"/>
      <text:p text:style-name="Standard">Gegenbeispiele:</text:p>
      <text:list text:style-name="L3">
        <text:list-item>
          <text:p text:style-name="P4">Abfragen</text:p>
        </text:list-item>
        <text:list-item>
          <text:p text:style-name="P4">Beitragsberechnung</text:p>
        </text:list-item>
      </text:list>
      <text:p text:style-name="Standard"/>
      <text:p text:style-name="Standard">Eine Business Operation hat Parameter. Diese werden festgelegt bevor man die Aktionen bestimmt. In de Method Call Actions können Methoden der Parameter aufgerufen werden. Es gibt noch die Option auch Methoden von nicht Parameterobjekten aufzurufen. In diesem Fall in der Programmierer der Aktion dafür zuständig, das korrekte Objekt zu liefern.</text:p>
      <text:p text:style-name="Standard"/>
      <text:p text:style-name="Standard"/>
      <text:h text:style-name="Heading_20_1" text:outline-level="1">Geschäftsfunktionen, Servicefunktionen und Geschäftstransaktionen</text:h>
      <text:list text:style-name="L4">
        <text:list-item>
          <text:p text:style-name="P5">Abgrenzung Geschäftsfunktionen zu Vertragsmethoden</text:p>
          <text:list>
            <text:list-item>
              <text:p text:style-name="P5">Geschäftsfunktionen werden als eigenständige Objekte modelliert.</text:p>
            </text:list-item>
            <text:list-item>
              <text:p text:style-name="P5">Indizien die dafür sprechen eine Funktionalität als eigenständige Geschäftsfunktion zu modellieren</text:p>
              <text:list>
                <text:list-item>
                  <text:p text:style-name="P5">Es werden mehrer Entitäten zur Ausführung der Funktionalität benötigt oder modifiziert.</text:p>
                </text:list-item>
                <text:list-item>
                  <text:p text:style-name="P5">Es werden andere Services / Komponenten zur Ausführung der Funktionalität benötigt.</text:p>
                </text:list-item>
              </text:list>
            </text:list-item>
          </text:list>
        </text:list-item>
        <text:list-item>
          <text:p text:style-name="P5">Abgrenzung Servicefunktionen zu Geschäftsfunktionen</text:p>
          <text:list>
            <text:list-item>
              <text:p text:style-name="P5">Servicefunktionen sind Geschäftsfunktionen die veröffentlicht werden, also Bestandteil des Published Interfaces eines Services / einer Komponente sind</text:p>
            </text:list-item>
          </text:list>
        </text:list-item>
      </text:list>
      <text:h text:style-name="Heading_20_1" text:outline-level="1">Abbildung von Geschäftsfunktionen und Servicefunktionen durch Faktor-IPS Activities</text:h>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peter erzberger</meta:initial-creator>
    <meta:creation-date>2008-08-22T13:19:01</meta:creation-date>
    <dc:creator>peter erzberger</dc:creator>
    <dc:date>2008-09-22T16:36:03</dc:date>
    <dc:language>de-DE</dc:language>
    <meta:editing-cycles>29</meta:editing-cycles>
    <meta:editing-duration>PT3H54M17S</meta:editing-duration>
    <meta:user-defined meta:name="Info 1"/>
    <meta:user-defined meta:name="Info 2"/>
    <meta:user-defined meta:name="Info 3"/>
    <meta:user-defined meta:name="Info 4"/>
    <meta:document-statistic meta:table-count="0" meta:image-count="0" meta:object-count="0" meta:page-count="2" meta:paragraph-count="32" meta:word-count="209" meta:character-count="1759"/>
  </office:meta>
</office:document-meta>
</file>